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44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5.4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Interval (ms)</text:p>
          </table:table-cell>
          <table:table-cell table:style-name="ce1" office:value-type="string">
            <text:p>Runtime (min)</text:p>
          </table:table-cell>
          <table:table-cell table:style-name="ce1" office:value-type="string">
            <text:p>Batteryusage</text:p>
          </table:table-cell>
          <table:table-cell table:style-name="ce1" office:value-type="string">
            <text:p>Points Captured</text:p>
          </table:table-cell>
          <table:table-cell table:style-name="ce1" office:value-type="string">
            <text:p>Batteryusage/Min (Promille)</text:p>
          </table:table-cell>
          <table:table-cell table:style-name="ce1" office:value-type="string">
            <text:p>Batteryusage/Point (Promille)</text:p>
          </table:table-cell>
          <table:table-cell table:style-name="ce1" table:number-columns-repeated="1018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180.8857666">
            <text:p>180.8857666</text:p>
          </table:table-cell>
          <table:table-cell office:value-type="float" office:value="0.0799999999">
            <text:p>0.0799999999</text:p>
          </table:table-cell>
          <table:table-cell office:value-type="float" office:value="863">
            <text:p>863</text:p>
          </table:table-cell>
          <table:table-cell table:formula="of:=[.C2]/[.B2]*1000" office:value-type="float" office:value="0.442268075613198">
            <text:p>0.4422680756</text:p>
          </table:table-cell>
          <table:table-cell table:formula="of:=[.C2]/[.D2]*1000" office:value-type="float" office:value="0.09269988400927">
            <text:p>0.092699884</text:p>
          </table:table-cell>
          <table:table-cell table:number-columns-repeated="1018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82.2862">
            <text:p>182.2862</text:p>
          </table:table-cell>
          <table:table-cell office:value-type="float" office:value="0.0799999">
            <text:p>0.0799999</text:p>
          </table:table-cell>
          <table:table-cell office:value-type="float" office:value="2180">
            <text:p>2180</text:p>
          </table:table-cell>
          <table:table-cell table:formula="of:=[.C3]/[.B3]*1000" office:value-type="float" office:value="0.438869755362721">
            <text:p>0.4388697554</text:p>
          </table:table-cell>
          <table:table-cell table:formula="of:=[.C3]/[.D3]*1000" office:value-type="float" office:value="0.0366972018348624">
            <text:p>0.0366972018</text:p>
          </table:table-cell>
          <table:table-cell table:number-columns-repeated="1018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83.6950333">
            <text:p>183.6950333</text:p>
          </table:table-cell>
          <table:table-cell office:value-type="float" office:value="0.0999999">
            <text:p>0.0999999</text:p>
          </table:table-cell>
          <table:table-cell office:value-type="float" office:value="10948">
            <text:p>10948</text:p>
          </table:table-cell>
          <table:table-cell table:formula="of:=[.C4]/[.B4]*1000" office:value-type="float" office:value="0.544379987871996">
            <text:p>0.5443799879</text:p>
          </table:table-cell>
          <table:table-cell table:formula="of:=[.C4]/[.D4]*1000" office:value-type="float" office:value="0.00913407928388747">
            <text:p>0.0091340793</text:p>
          </table:table-cell>
          <table:table-cell table:number-columns-repeated="1018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Schmid</meta:initial-creator>
    <meta:creation-date>2014-06-19T00:43:49</meta:creation-date>
    <dc:date>2014-06-19T00:49:11</dc:date>
    <dc:creator>Adrian Schmid</dc:creator>
    <meta:editing-duration>P0D</meta:editing-duration>
    <meta:editing-cycles>1</meta:editing-cycles>
    <meta:document-statistic meta:table-count="3" meta:cell-count="24" meta:object-count="0"/>
    <meta:generator>LibreOffice/3.5$Linux_X86_64 LibreOffice_project/350m1$Build-2</meta:generator>
  </office:meta>
</office:document-meta>
</file>